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 = <text:span text:style-name="T1">createList</text:span><text:span text:style-name="T6">()</text:span>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1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1"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from, int removed_qty</text:span> = <text:span text:style-name="T1">takeCardsFromList</text:span>(LIST to_take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CardRegister</text:span>(CARD card, ZTCG_CARDID,int slot,short int inc_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/>
          <table:table-cell table:style-name="ce8" office:value-type="string" calcext:value-type="string">
            <text:p>incrementBuffEffect<text:span text:style-name="T6">(PLAYER,CARD source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2">ZTCG_TYPE type = </text:span><text:span text:style-name="T3">selectCardType</text:span><text:span text:style-name="T4">(PLAYER, ZTCG_TYPE (flag)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, int result_face = <text:span text:style-name="T1">throwDie</text:span>(PLAYER,int success,int faces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Clamp</text:span><text:span text:style-name="T6">(int val, int min, int max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CONCATENATE(&quot;//---------  TOTAL: &quot;;COUNTIF([.B1:.B250];&quot;.*&quot;) - COUNTIF([.B1:.B250];&quot;(/).*&quot;);&quot; functions --------------&quot;)" office:value-type="string" office:string-value="//---------  TOTAL: 174 functions --------------" calcext:value-type="string">
            <text:p>//--------- <text:s/>TOTAL: 174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prite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prite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Sprite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20:38:42.5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8DT22M44S</meta:editing-duration>
    <meta:editing-cycles>77</meta:editing-cycles>
    <meta:generator>LibreOffice/7.2.1.2$Windows_X86_64 LibreOffice_project/87b77fad49947c1441b67c559c339af8f3517e22</meta:generator>
    <dc:date>2023-02-15T21:20:07.356000000</dc:date>
    <meta:document-statistic meta:table-count="3" meta:cell-count="233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